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7.7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10.3cm" svg:height="9.494cm" svg:x="1.5cm" svg:y="1.4cm">
          <draw:text-box>
            <text:p>Button hole 28</text:p>
            <text:p>Joystick : 65x65x40 <text:s text:c="4"/>screw <text:s/>85 and 50</text:p>
            <text:p>Led 12mm</text:p>
            <text:p/>
            <text:p>Servo 40x20x5 <text:s/>4 screw 10x48</text:p>
            <text:p/>
            <text:p/>
            <text:p>Tablette Intel Android 270x180x9,2</text:p>
            <text:p/>
            <text:p>Tablette Intel ExoPC 295x195x15 </text:p>
            <text:p/>
            <text:p/>
          </draw:text-box>
        </draw:frame>
        <draw:custom-shape draw:style-name="gr2" draw:text-style-name="P1" draw:layer="layout" svg:width="29.5cm" svg:height="19.5cm" svg:x="2.9cm" svg:y="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6cm" svg:height="14.5cm" svg:x="4.4cm" svg:y="1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dier Donsez</meta:initial-creator>
    <meta:creation-date>2013-09-23T12:31:48</meta:creation-date>
    <meta:generator>LibreOffice/4.0.5.2$MacOSX_x86 LibreOffice_project/5464147a081647a250913f19c0715bca595af2f</meta:generator>
    <dc:date>2013-09-23T14:12:15</dc:date>
    <dc:creator>Didier Donsez</dc:creator>
    <meta:editing-duration>PT1H32M54S</meta:editing-duration>
    <meta:editing-cycles>3</meta:editing-cycles>
    <meta:document-statistic meta:object-count="3"/>
  </office:meta>
</office:document-meta>
</file>